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f05b2" officeooo:paragraph-rsid="000f05b2"/>
    </style:style>
    <style:style style:name="P2" style:family="paragraph" style:parent-style-name="Standard">
      <style:text-properties officeooo:rsid="00128bc7" officeooo:paragraph-rsid="00128bc7"/>
    </style:style>
    <style:style style:name="P3" style:family="paragraph" style:parent-style-name="Standard">
      <style:text-properties fo:font-weight="bold" officeooo:rsid="000f05b2" officeooo:paragraph-rsid="000f05b2" style:font-weight-asian="bold" style:font-weight-complex="bold"/>
    </style:style>
    <style:style style:name="P4" style:family="paragraph" style:parent-style-name="Standard">
      <style:text-properties fo:font-weight="bold" officeooo:rsid="000f05b2" officeooo:paragraph-rsid="000f05b2" style:font-weight-asian="bold" style:font-weight-complex="bold"/>
    </style:style>
    <style:style style:name="T1" style:family="text">
      <style:text-properties officeooo:rsid="000fe57e"/>
    </style:style>
    <style:style style:name="T2" style:family="text">
      <style:text-properties officeooo:rsid="0011c212"/>
    </style:style>
    <style:style style:name="T3" style:family="text">
      <style:text-properties officeooo:rsid="001682bc"/>
    </style:style>
    <style:style style:name="T4" style:family="text">
      <style:text-properties officeooo:rsid="00182989"/>
    </style:style>
    <style:style style:name="T5" style:family="text">
      <style:text-properties officeooo:rsid="001891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thematik – Lehrplan</text:p>
      <text:p text:style-name="P1"/>
      <text:p text:style-name="P1">* Sätze (nana)</text:p>
      <text:p text:style-name="P1">* Mengen (ta)</text:p>
      <text:p text:style-name="P1">* algebra</text:p>
      <text:p text:style-name="P1">* analysis</text:p>
      <text:p text:style-name="P1"/>
      <text:p text:style-name="P1">Nun ist nicht jeder für all das geeignet. Wahrscheinlich macht es mehr sinn, für gewisse anwendungen nur die algebra zu lehren.</text:p>
      <text:p text:style-name="P1"/>
      <text:p text:style-name="P3">Algebra</text:p>
      <text:p text:style-name="P1">* direkte Probleme (Funktionen) → Programme, <text:span text:style-name="T3">Drama, Datenbanken. </text:span><text:span text:style-name="T4">Industrie</text:span></text:p>
      <text:p text:style-name="P1">* inverse Probleme <text:span text:style-name="T1">(Gleichungen lösen – Zen) → </text:span><text:span text:style-name="T2">Optimierung </text:span><text:span text:style-name="T5">(NaWi)</text:span></text:p>
      <text:p text:style-name="P1"/>
      <text:p text:style-name="P2">Für „direkte“ Probleme wird direkte Algebra verwendet, für inverse Probleme (engineering) Zen.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23:55:40.687941939</meta:creation-date>
    <meta:generator>LibreOffice/7.4.7.2$Linux_X86_64 LibreOffice_project/40$Build-2</meta:generator>
    <dc:date>2023-11-10T00:00:03.039876918</dc:date>
    <meta:editing-duration>PT3M53S</meta:editing-duration>
    <meta:editing-cycles>9</meta:editing-cycles>
    <meta:document-statistic meta:table-count="0" meta:image-count="0" meta:object-count="0" meta:page-count="1" meta:paragraph-count="10" meta:word-count="64" meta:character-count="434" meta:non-whitespace-character-count="378"/>
  </office:meta>
</office:document-meta>
</file>